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0" style:parent-style-name="Table_20_Contents" style:family="paragraph">
      <style:text-properties fo:font-weight="bold" style:font-weight-complex="bold" fo:color="#666666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MONINI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a qui
,
1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20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12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4415456456465 - P.IVA 00652136204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0">
data fattura
</text:p>
          </table:table-cell>
          <table:table-cell office:value-type="string" table:style-name="Table1.A1">
            <text:p text:style-name="P10">
n. fattura
</text:p>
          </table:table-cell>
          <table:table-cell office:value-type="string" table:style-name="Table1.A1">
            <text:p text:style-name="P10">
job nr.
</text:p>
          </table:table-cell>
          <table:table-cell office:value-type="string" table:number-columns-spanned="4" table:style-name="Table1.A1">
            <text:p text:style-name="P10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22/02/2010
</text:p>
          </table:table-cell>
          <table:table-cell office:value-type="string" table:style-name="Table1.A11">
            <text:p text:style-name="Table_20_Contents">
005/2010
</text:p>
          </table:table-cell>
          <table:table-cell office:value-type="string" table:style-name="Table1.A11">
            <text:p text:style-name="Table_20_Contents">
015/2010
</text:p>
          </table:table-cell>
          <table:table-cell office:value-type="string" table:number-columns-spanned="4" table:style-name="Table1.D11">
            <text:p text:style-name="Table_20_Contents">
SMALL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10">
mod.pagamento
</text:p>
          </table:table-cell>
          <table:covered-table-cell/>
          <table:table-cell office:value-type="string" table:style-name="Table1.A1">
            <text:p text:style-name="P10">
consegna
</text:p>
          </table:table-cell>
          <table:table-cell office:value-type="string" table:number-columns-spanned="4" table:style-name="Table1.A1">
            <text:p text:style-name="P10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90 giorni
</text:p>
          </table:table-cell>
          <table:covered-table-cell/>
          <table:table-cell office:value-type="string" table:style-name="Table1.A11">
            <text:p text:style-name="Table_20_Contents">
015/2010
</text:p>
          </table:table-cell>
          <table:table-cell office:value-type="string" table:number-columns-spanned="4" table:style-name="Table1.D11">
            <text:p text:style-name="Table_20_Contents">
12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10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a
</text:p>
          </table:table-cell>
          <table:table-cell office:value-type="string" table:style-name="Table2.B2">
            <text:p text:style-name="P7">
€3,00
</text:p>
          </table:table-cell>
        </table:table-row>
        <table:table-row>
          <table:table-cell office:value-type="string" table:style-name="Table2.A2">
            <text:p text:style-name="Table_20_Contents">
N. 2  b
</text:p>
          </table:table-cell>
          <table:table-cell office:value-type="string" table:style-name="Table2.B2">
            <text:p text:style-name="P7">
€1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imponibile
</text:p>
          </table:table-cell>
          <table:table-cell office:value-type="string" table:style-name="Table3.F2">
            <text:p text:style-name="P7">
<text:span text:style-name="Strong Emphasis">€13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1">
IVA
</text:p>
          </table:table-cell>
          <table:table-cell office:value-type="string" table:style-name="Table3.F3">
            <text:p text:style-name="P7">
€2,6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1">
totale FATTURA
</text:p>
          </table:table-cell>
          <table:table-cell office:value-type="string" table:style-name="Table3.F3">
            <text:p text:style-name="P7">
<text:span text:style-name="Strong Emphasis">€15,6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2:47:38</dc:date>
    <meta:editing-cycles>298</meta:editing-cycles>
    <meta:editing-duration>PT77H39M09S</meta:editing-duration>
    <meta:document-statistic meta:table-count="3" meta:image-count="5" meta:object-count="0" meta:page-count="1" meta:paragraph-count="47" meta:word-count="72" meta:character-count="972"/>
    <meta:user-defined meta:name="Info 1"/>
    <meta:user-defined meta:name="Info 2"/>
    <meta:user-defined meta:name="Info 3"/>
    <meta:user-defined meta:name="Info 4"/>
  </office:meta>
</office:document-meta>
</file>